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byssinica SIL" svg:font-family="'Abyssinica SIL'" style:font-family-generic="system" style:font-pitch="variable"/>
    <style:font-face style:name="Chandas" svg:font-family="Chanda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left"/>
    </style:style>
    <style:style style:name="Tabella1.A" style:family="table-column">
      <style:table-column-properties style:column-width="8.602cm"/>
    </style:style>
    <style:style style:name="Tabella1.B" style:family="table-column">
      <style:table-column-properties style:column-width="8.398cm"/>
    </style:style>
    <style:style style:name="Tabella1.A1" style:family="table-cell">
      <style:table-cell-properties style:vertical-align="middle" fo:padding="0.049cm" fo:border="none"/>
    </style:style>
    <style:style style:name="Tabella1.A2" style:family="table-cell">
      <style:table-cell-properties fo:padding="0.049cm" fo:border="none"/>
    </style:style>
    <style:style style:name="Tabella1.B2" style:family="table-cell">
      <style:table-cell-properties fo:padding="0.049cm" fo:border="none"/>
    </style:style>
    <style:style style:name="Tabella1.A4" style:family="table-cell">
      <style:table-cell-properties fo:padding="0.049cm" fo:border="none"/>
    </style:style>
    <style:style style:name="Tabella1.B4" style:family="table-cell">
      <style:table-cell-properties fo:padding="0.049cm" fo:border="none"/>
    </style:style>
    <style:style style:name="Tabella1.A6" style:family="table-cell">
      <style:table-cell-properties fo:padding="0.049cm" fo:border="none"/>
    </style:style>
    <style:style style:name="Tabella1.B6" style:family="table-cell">
      <style:table-cell-properties fo:padding="0.049cm" fo:border="none"/>
    </style:style>
    <style:style style:name="Tabella1.A8" style:family="table-cell">
      <style:table-cell-properties fo:padding="0.049cm" fo:border="none"/>
    </style:style>
    <style:style style:name="Tabella1.B8" style:family="table-cell">
      <style:table-cell-properties fo:padding="0.049cm" fo:border="none"/>
    </style:style>
    <style:style style:name="Tabella1.A10" style:family="table-cell">
      <style:table-cell-properties fo:padding="0.049cm" fo:border="none"/>
    </style:style>
    <style:style style:name="Tabella1.B10" style:family="table-cell">
      <style:table-cell-properties fo:padding="0.049cm" fo:border="none"/>
    </style:style>
    <style:style style:name="Tabella1.A12" style:family="table-cell">
      <style:table-cell-properties fo:padding="0.049cm" fo:border="none"/>
    </style:style>
    <style:style style:name="Tabella1.B12" style:family="table-cell">
      <style:table-cell-properties fo:padding="0.049cm" fo:border="none"/>
    </style:style>
    <style:style style:name="Tabella1.A14" style:family="table-cell">
      <style:table-cell-properties fo:padding="0.049cm" fo:border="none"/>
    </style:style>
    <style:style style:name="Tabella1.B14" style:family="table-cell">
      <style:table-cell-properties fo:padding="0.049cm" fo:border="none"/>
    </style:style>
    <style:style style:name="Tabella1.A16" style:family="table-cell">
      <style:table-cell-properties fo:padding="0.049cm" fo:border="none"/>
    </style:style>
    <style:style style:name="Tabella1.B16" style:family="table-cell">
      <style:table-cell-properties fo:padding="0.049cm" fo:border="none"/>
    </style:style>
    <style:style style:name="RevisioneRAD" style:family="table">
      <style:table-properties style:width="17cm" table:align="margins"/>
    </style:style>
    <style:style style:name="RevisioneRAD.A" style:family="table-column">
      <style:table-column-properties style:column-width="4.251cm" style:rel-column-width="16383*"/>
    </style:style>
    <style:style style:name="RevisioneRAD.A1" style:family="table-cell">
      <style:table-cell-properties fo:padding="0.097cm" fo:border-left="0.05pt solid #000000" fo:border-right="none" fo:border-top="0.05pt solid #000000" fo:border-bottom="0.05pt solid #000000"/>
    </style:style>
    <style:style style:name="RevisioneRAD.D1" style:family="table-cell">
      <style:table-cell-properties fo:padding="0.097cm" fo:border="0.05pt solid #000000"/>
    </style:style>
    <style:style style:name="RevisioneRAD.A2" style:family="table-cell">
      <style:table-cell-properties fo:padding="0.097cm" fo:border-left="0.05pt solid #000000" fo:border-right="none" fo:border-top="none" fo:border-bottom="0.05pt solid #000000"/>
    </style:style>
    <style:style style:name="RevisioneRAD.D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background-color="transparent"/>
      <style:text-properties fo:font-weight="bold" officeooo:rsid="0018bb55" officeooo:paragraph-rsid="0018bb55" style:font-weight-asian="bold" style:font-weight-complex="bold"/>
    </style:style>
    <style:style style:name="P2" style:family="paragraph" style:parent-style-name="Standard">
      <style:text-properties fo:font-weight="bold" officeooo:rsid="0019b83f" officeooo:paragraph-rsid="0019b83f" style:font-weight-asian="bold" style:font-weight-complex="bold"/>
    </style:style>
    <style:style style:name="P3" style:family="paragraph" style:parent-style-name="Standard">
      <loext:graphic-properties draw:fill="none"/>
      <style:paragraph-properties fo:background-color="transparent"/>
      <style:text-properties fo:font-weight="bold" officeooo:rsid="00200090" officeooo:paragraph-rsid="00200090" style:font-weight-asian="bold" style:font-weight-complex="bold"/>
    </style:style>
    <style:style style:name="P4" style:family="paragraph" style:parent-style-name="Standard">
      <loext:graphic-properties draw:fill="none"/>
      <style:paragraph-properties fo:background-color="transparent"/>
      <style:text-properties fo:font-weight="normal" officeooo:rsid="00203005" officeooo:paragraph-rsid="002251fe" style:font-weight-asian="normal" style:font-weight-complex="normal"/>
    </style:style>
    <style:style style:name="P5" style:family="paragraph" style:parent-style-name="Standard">
      <loext:graphic-properties draw:fill="none"/>
      <style:paragraph-properties fo:background-color="transparent"/>
      <style:text-properties fo:font-weight="normal" officeooo:rsid="00215bd3" officeooo:paragraph-rsid="00215bd3" style:font-weight-asian="normal" style:font-weight-complex="normal"/>
    </style:style>
    <style:style style:name="P6" style:family="paragraph" style:parent-style-name="Standard">
      <style:text-properties officeooo:rsid="0019b83f" officeooo:paragraph-rsid="0019b83f"/>
    </style:style>
    <style:style style:name="P7"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font-weight="bold" officeooo:rsid="000b5df7" officeooo:paragraph-rsid="000b5df7" style:font-weight-asian="bold" style:font-weight-complex="bold"/>
    </style:style>
    <style:style style:name="P8" style:family="paragraph" style:parent-style-name="Standard">
      <loext:graphic-properties draw:fill="none"/>
      <style:paragraph-properties fo:margin-left="1.199cm" fo:margin-right="0cm" fo:text-indent="0cm" style:auto-text-indent="false" fo:background-color="transparent"/>
      <style:text-properties fo:font-weight="bold" officeooo:rsid="000bda1c" officeooo:paragraph-rsid="000e595d" style:font-weight-asian="bold" style:font-weight-complex="bold"/>
    </style:style>
    <style:style style:name="P9" style:family="paragraph" style:parent-style-name="Standard">
      <loext:graphic-properties draw:fill="none"/>
      <style:paragraph-properties fo:margin-left="1.199cm" fo:margin-right="0cm" fo:text-indent="0cm" style:auto-text-indent="false" fo:background-color="transparent"/>
      <style:text-properties fo:font-weight="bold" officeooo:rsid="00139749" officeooo:paragraph-rsid="00139749" style:font-weight-asian="bold" style:font-weight-complex="bold"/>
    </style:style>
    <style:style style:name="P10" style:family="paragraph" style:parent-style-name="Standard" style:list-style-name="L1">
      <loext:graphic-properties draw:fill="none"/>
      <style:paragraph-properties fo:background-color="transparent"/>
      <style:text-properties fo:font-weight="bold" officeooo:rsid="00098bff" officeooo:paragraph-rsid="00098bff" style:font-weight-asian="bold" style:font-weight-complex="bold"/>
    </style:style>
    <style:style style:name="P11" style:family="paragraph" style:parent-style-name="Standard">
      <loext:graphic-properties draw:fill="none"/>
      <style:paragraph-properties fo:background-color="transparent"/>
      <style:text-properties fo:font-weight="bold" officeooo:rsid="00267091" officeooo:paragraph-rsid="00267091" style:font-weight-asian="bold" style:font-weight-complex="bold"/>
    </style:style>
    <style:style style:name="P12" style:family="paragraph" style:parent-style-name="Standard">
      <loext:graphic-properties draw:fill="none"/>
      <style:paragraph-properties fo:background-color="transparent"/>
      <style:text-properties fo:font-weight="bold" officeooo:rsid="002de90f" officeooo:paragraph-rsid="002de90f" style:font-weight-asian="bold" style:font-weight-complex="bold"/>
    </style:style>
    <style:style style:name="P13" style:family="paragraph" style:parent-style-name="Standard">
      <style:text-properties fo:font-weight="bold" officeooo:rsid="0005664b" officeooo:paragraph-rsid="0005664b" style:font-weight-asian="bold" style:font-weight-complex="bold"/>
    </style:style>
    <style:style style:name="P14" style:family="paragraph" style:parent-style-name="Standard" style:list-style-name="L1">
      <loext:graphic-properties draw:fill="none"/>
      <style:paragraph-properties fo:background-color="transparent"/>
      <style:text-properties fo:font-weight="normal" officeooo:rsid="0008da6a" officeooo:paragraph-rsid="0008da6a" style:font-weight-asian="normal" style:font-weight-complex="normal"/>
    </style:style>
    <style:style style:name="P15" style:family="paragraph" style:parent-style-name="Standard">
      <loext:graphic-properties draw:fill="none"/>
      <style:paragraph-properties fo:background-color="transparent"/>
      <style:text-properties fo:font-weight="normal" officeooo:rsid="000b3dff" officeooo:paragraph-rsid="00098bff" style:font-weight-asian="normal" style:font-weight-complex="normal"/>
    </style:style>
    <style:style style:name="P16" style:family="paragraph" style:parent-style-name="Standard" style:list-style-name="L2">
      <loext:graphic-properties draw:fill="none"/>
      <style:paragraph-properties fo:background-color="transparent"/>
      <style:text-properties fo:font-weight="normal" officeooo:rsid="0014245e" officeooo:paragraph-rsid="0014245e" style:font-weight-asian="normal" style:font-weight-complex="normal"/>
    </style:style>
    <style:style style:name="P17" style:family="paragraph" style:parent-style-name="Standard">
      <loext:graphic-properties draw:fill="none"/>
      <style:paragraph-properties fo:background-color="transparent"/>
      <style:text-properties fo:font-weight="normal" officeooo:rsid="0014245e" officeooo:paragraph-rsid="0014245e" style:font-weight-asian="normal" style:font-weight-complex="normal"/>
    </style:style>
    <style:style style:name="P18" style:family="paragraph" style:parent-style-name="Standard">
      <loext:graphic-properties draw:fill="none"/>
      <style:paragraph-properties fo:background-color="transparent"/>
      <style:text-properties fo:font-weight="normal" officeooo:rsid="0018968c" officeooo:paragraph-rsid="0018968c"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2251fe" officeooo:paragraph-rsid="00236303"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267091" officeooo:paragraph-rsid="00267091"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27b889" officeooo:paragraph-rsid="0027b889"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28b0d6" officeooo:paragraph-rsid="0028b0d6"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2a1a9b" officeooo:paragraph-rsid="002a1a9b"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2bc8c7" officeooo:paragraph-rsid="002bc8c7"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2de90f" officeooo:paragraph-rsid="002de90f"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2fe88c" officeooo:paragraph-rsid="002fe88c"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3106d9" officeooo:paragraph-rsid="003106d9"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3190f9" officeooo:paragraph-rsid="003190f9"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404417" officeooo:paragraph-rsid="00404417"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41ee65" officeooo:paragraph-rsid="0041ee65"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435a91" officeooo:paragraph-rsid="00435a91"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19b83f" officeooo:paragraph-rsid="0019b83f" style:font-weight-asian="normal" style:font-weight-complex="normal"/>
    </style:style>
    <style:style style:name="P33" style:family="paragraph" style:parent-style-name="Standard">
      <loext:graphic-properties draw:fill="none"/>
      <style:paragraph-properties fo:margin-left="1.199cm" fo:margin-right="0cm" fo:text-indent="0cm" style:auto-text-indent="false" fo:background-color="transparent"/>
      <style:text-properties fo:font-weight="normal" officeooo:rsid="000bc077" officeooo:paragraph-rsid="000b5df7" style:font-weight-asian="normal" style:font-weight-complex="normal"/>
    </style:style>
    <style:style style:name="P34" style:family="paragraph" style:parent-style-name="Standard">
      <loext:graphic-properties draw:fill="none"/>
      <style:paragraph-properties fo:margin-left="1.199cm" fo:margin-right="0cm" fo:text-indent="0cm" style:auto-text-indent="false" fo:background-color="transparent"/>
      <style:text-properties fo:font-weight="normal" officeooo:rsid="000d06d0" officeooo:paragraph-rsid="000e595d" style:font-weight-asian="normal" style:font-weight-complex="normal"/>
    </style:style>
    <style:style style:name="P35" style:family="paragraph" style:parent-style-name="Standard">
      <loext:graphic-properties draw:fill="none"/>
      <style:paragraph-properties fo:margin-left="1.199cm" fo:margin-right="0cm" fo:text-indent="0cm" style:auto-text-indent="false" fo:background-color="transparent"/>
      <style:text-properties fo:font-weight="normal" officeooo:rsid="001018c5" officeooo:paragraph-rsid="000e595d" style:font-weight-asian="normal" style:font-weight-complex="normal"/>
    </style:style>
    <style:style style:name="P36" style:family="paragraph" style:parent-style-name="Standard">
      <loext:graphic-properties draw:fill="none"/>
      <style:paragraph-properties fo:margin-left="1.199cm" fo:margin-right="0cm" fo:text-indent="0cm" style:auto-text-indent="false" fo:background-color="transparent"/>
      <style:text-properties fo:font-weight="bold" officeooo:rsid="0005664b" officeooo:paragraph-rsid="0005664b" style:font-weight-asian="bold" style:font-weight-complex="bold"/>
    </style:style>
    <style:style style:name="P37" style:family="paragraph" style:parent-style-name="Standard">
      <loext:graphic-properties draw:fill="none"/>
      <style:paragraph-properties fo:margin-left="1.199cm" fo:margin-right="0cm" fo:text-indent="0cm" style:auto-text-indent="false" fo:background-color="transparent"/>
      <style:text-properties fo:font-weight="bold" officeooo:rsid="0031f5ef" officeooo:paragraph-rsid="0031f5ef" style:font-weight-asian="bold" style:font-weight-complex="bold"/>
    </style:style>
    <style:style style:name="P38"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font-weight="normal" officeooo:rsid="0033ae0b" officeooo:paragraph-rsid="0033ae0b" style:font-weight-asian="normal" style:font-weight-complex="normal"/>
    </style:style>
    <style:style style:name="P39" style:family="paragraph" style:parent-style-name="Standard">
      <loext:graphic-properties draw:fill="none"/>
      <style:paragraph-properties fo:background-color="transparent" fo:padding="0.074cm" fo:border-left="none" fo:border-right="none" fo:border-top="none" fo:border-bottom="0.06pt solid #000000" style:join-border="false"/>
      <style:text-properties fo:font-weight="normal" officeooo:rsid="0014245e" officeooo:paragraph-rsid="0014245e" style:font-weight-asian="normal" style:font-weight-complex="normal"/>
    </style:style>
    <style:style style:name="P40" style:family="paragraph" style:parent-style-name="Standard">
      <style:paragraph-properties fo:padding="0.074cm" fo:border-left="none" fo:border-right="none" fo:border-top="none" fo:border-bottom="0.06pt solid #000000" style:join-border="false"/>
      <style:text-properties officeooo:paragraph-rsid="0019b83f"/>
    </style:style>
    <style:style style:name="P41" style:family="paragraph" style:parent-style-name="Table_20_Contents">
      <style:text-properties officeooo:rsid="00385279" officeooo:paragraph-rsid="00385279"/>
    </style:style>
    <style:style style:name="P42" style:family="paragraph" style:parent-style-name="Table_20_Contents">
      <style:text-properties officeooo:rsid="00385279" officeooo:paragraph-rsid="003d2357"/>
    </style:style>
    <style:style style:name="P43" style:family="paragraph" style:parent-style-name="Table_20_Contents">
      <style:text-properties officeooo:rsid="003b3495" officeooo:paragraph-rsid="003b3495"/>
    </style:style>
    <style:style style:name="P44" style:family="paragraph" style:parent-style-name="Table_20_Contents">
      <style:text-properties officeooo:rsid="003bf058" officeooo:paragraph-rsid="003bf058"/>
    </style:style>
    <style:style style:name="P45" style:family="paragraph" style:parent-style-name="Paragrafo_20_elenco" style:list-style-name="L3">
      <style:text-properties fo:font-size="18pt" fo:font-weight="bold" officeooo:paragraph-rsid="0044bb42" style:font-size-asian="18pt" style:font-weight-asian="bold" style:font-size-complex="18pt"/>
    </style:style>
    <style:style style:name="P46" style:family="paragraph" style:parent-style-name="Paragrafo_20_elenco" style:list-style-name="L3">
      <style:text-properties officeooo:paragraph-rsid="0044bb42"/>
    </style:style>
    <style:style style:name="P47" style:family="paragraph" style:parent-style-name="Paragrafo_20_elenco" style:list-style-name="L3">
      <style:text-properties fo:font-size="16pt" fo:font-weight="bold" officeooo:paragraph-rsid="0044bb42" style:font-size-asian="16pt" style:font-weight-asian="bold" style:font-size-complex="16pt"/>
    </style:style>
    <style:style style:name="P48" style:family="paragraph" style:parent-style-name="Paragrafo_20_elenco" style:list-style-name="L3">
      <style:paragraph-properties fo:text-align="justify" style:justify-single-word="false"/>
      <style:text-properties officeooo:paragraph-rsid="0044bb42"/>
    </style:style>
    <style:style style:name="P49" style:family="paragraph" style:parent-style-name="Paragrafo_20_elenco" style:list-style-name="L3">
      <style:text-properties fo:font-size="14pt" officeooo:paragraph-rsid="0044bb42" style:font-size-asian="14pt" style:font-size-complex="14pt"/>
    </style:style>
    <style:style style:name="P50" style:family="paragraph" style:parent-style-name="Paragrafo_20_elenco" style:list-style-name="L3">
      <style:text-properties fo:font-size="14pt" officeooo:paragraph-rsid="0044bb42" style:font-size-asian="14pt"/>
    </style:style>
    <style:style style:name="P51" style:family="paragraph" style:parent-style-name="Paragrafo_20_elenco" style:list-style-name="L3">
      <style:text-properties fo:font-size="14pt" officeooo:paragraph-rsid="0044bb42" style:font-size-asian="14pt" style:font-size-complex="16pt"/>
    </style:style>
    <style:style style:name="P52" style:family="paragraph" style:parent-style-name="Normale">
      <loext:graphic-properties draw:fill="none"/>
      <style:paragraph-properties fo:hyphenation-ladder-count="no-limit" fo:background-color="transparent"/>
      <style:text-properties fo:font-size="14pt" fo:font-weight="normal" officeooo:rsid="0019b83f" officeooo:paragraph-rsid="0044bb42" style:font-size-asian="14pt" style:font-weight-asian="normal" style:font-size-complex="16pt" style:font-weight-complex="normal" fo:hyphenate="true"/>
    </style:style>
    <style:style style:name="P53" style:family="paragraph" style:parent-style-name="Normale">
      <style:text-properties officeooo:paragraph-rsid="0044bb42"/>
    </style:style>
    <style:style style:name="P54" style:family="paragraph" style:parent-style-name="Normale">
      <style:paragraph-properties fo:hyphenation-ladder-count="no-limit" fo:break-before="page"/>
      <style:text-properties officeooo:paragraph-rsid="0044bb42" fo:hyphenate="true"/>
    </style:style>
    <style:style style:name="P55" style:family="paragraph" style:parent-style-name="Normale">
      <style:paragraph-properties fo:hyphenation-ladder-count="no-limit" fo:break-before="page"/>
      <style:text-properties fo:font-size="14pt" officeooo:paragraph-rsid="0044bb42" style:font-size-asian="14pt" fo:hyphenate="true"/>
    </style:style>
    <style:style style:name="T1" style:family="text">
      <style:text-properties style:font-name="sans-serif" fo:font-size="9pt"/>
    </style:style>
    <style:style style:name="T2" style:family="text">
      <style:text-properties officeooo:rsid="000693cd"/>
    </style:style>
    <style:style style:name="T3" style:family="text">
      <style:text-properties fo:font-weight="normal" style:font-weight-asian="normal" style:font-weight-complex="normal"/>
    </style:style>
    <style:style style:name="T4" style:family="text">
      <style:text-properties fo:font-weight="normal" officeooo:rsid="0007e25f" style:font-weight-asian="normal" style:font-weight-complex="normal"/>
    </style:style>
    <style:style style:name="T5" style:family="text">
      <style:text-properties fo:font-weight="normal" officeooo:rsid="0008da6a" style:font-weight-asian="normal" style:font-weight-complex="normal"/>
    </style:style>
    <style:style style:name="T6" style:family="text">
      <style:text-properties fo:font-weight="normal" officeooo:rsid="000b3dff" style:font-weight-asian="normal" style:font-weight-complex="normal"/>
    </style:style>
    <style:style style:name="T7" style:family="text">
      <style:text-properties fo:font-weight="normal" officeooo:rsid="000bc077" style:font-weight-asian="normal" style:font-weight-complex="normal"/>
    </style:style>
    <style:style style:name="T8" style:family="text">
      <style:text-properties fo:font-weight="normal" officeooo:rsid="000c203c" style:font-weight-asian="normal" style:font-weight-complex="normal"/>
    </style:style>
    <style:style style:name="T9" style:family="text">
      <style:text-properties fo:font-weight="normal" officeooo:rsid="000d06d0" style:font-weight-asian="normal" style:font-weight-complex="normal"/>
    </style:style>
    <style:style style:name="T10" style:family="text">
      <style:text-properties fo:font-weight="normal" officeooo:rsid="001018c5" style:font-weight-asian="normal" style:font-weight-complex="normal"/>
    </style:style>
    <style:style style:name="T11" style:family="text">
      <style:text-properties fo:font-weight="normal" officeooo:rsid="00117cd9" style:font-weight-asian="normal" style:font-weight-complex="normal"/>
    </style:style>
    <style:style style:name="T12" style:family="text">
      <style:text-properties fo:font-weight="normal" officeooo:rsid="00136062" style:font-weight-asian="normal" style:font-weight-complex="normal"/>
    </style:style>
    <style:style style:name="T13" style:family="text">
      <style:text-properties officeooo:rsid="0019b83f"/>
    </style:style>
    <style:style style:name="T14" style:family="text">
      <style:text-properties officeooo:rsid="002228ce"/>
    </style:style>
    <style:style style:name="T15" style:family="text">
      <style:text-properties officeooo:rsid="00236303"/>
    </style:style>
    <style:style style:name="T16" style:family="text">
      <style:text-properties officeooo:rsid="00236732"/>
    </style:style>
    <style:style style:name="T17" style:family="text">
      <style:text-properties fo:font-weight="bold" style:font-weight-asian="bold" style:font-weight-complex="bold"/>
    </style:style>
    <style:style style:name="T18" style:family="text">
      <style:text-properties fo:font-weight="bold" officeooo:rsid="002d423b" style:font-weight-asian="bold" style:font-weight-complex="bold"/>
    </style:style>
    <style:style style:name="T19" style:family="text">
      <style:text-properties officeooo:rsid="002de156"/>
    </style:style>
    <style:style style:name="T20" style:family="text">
      <style:text-properties officeooo:rsid="00339058"/>
    </style:style>
    <style:style style:name="T21" style:family="text">
      <style:text-properties officeooo:rsid="00359934"/>
    </style:style>
    <style:style style:name="T22" style:family="text">
      <style:text-properties officeooo:rsid="0039fac8"/>
    </style:style>
    <style:style style:name="T23" style:family="text">
      <style:text-properties officeooo:rsid="003bf058"/>
    </style:style>
    <style:style style:name="T24" style:family="text">
      <style:text-properties officeooo:rsid="003d2357"/>
    </style:style>
    <style:style style:name="T25" style:family="text">
      <style:text-properties officeooo:rsid="0041ee65"/>
    </style:style>
    <style:style style:name="T26" style:family="text">
      <style:text-properties officeooo:rsid="00428534"/>
    </style:style>
    <style:style style:name="T27" style:family="text">
      <style:text-properties officeooo:rsid="0042df7a"/>
    </style:style>
    <style:style style:name="T28" style:family="text">
      <style:text-properties style:font-name="Chandas" fo:font-size="13pt" fo:font-style="italic" style:font-size-asian="13pt" style:font-style-asian="italic" style:font-size-complex="13pt" style:font-style-complex="italic"/>
    </style:style>
    <style:style style:name="T29" style:family="text">
      <style:text-properties style:font-name="Chandas" fo:font-size="13pt" fo:font-style="italic" style:text-underline-style="solid" style:text-underline-width="auto" style:text-underline-color="font-color" style:text-underline-mode="continuous" style:text-overline-mode="continuous" style:text-line-through-mode="continuous" style:font-size-asian="13pt" style:font-style-asian="italic" style:font-size-complex="13pt" style:font-style-complex="italic"/>
    </style:style>
    <style:style style:name="T30" style:family="text">
      <style:text-properties style:font-name="Chandas" fo:font-size="13pt" style:font-size-asian="13pt" style:font-size-complex="13pt"/>
    </style:style>
    <style:style style:name="T31" style:family="text">
      <style:text-properties fo:font-size="14pt" fo:font-style="italic" style:font-size-asian="14pt" style:font-style-asian="italic" style:font-name-complex="Calibri" style:font-size-complex="14pt" style:font-style-complex="italic"/>
    </style:style>
    <style:style style:name="T32"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name-complex="Calibri" style:font-size-complex="14pt"/>
    </style:style>
    <style:style style:name="T33" style:family="text">
      <style:text-properties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name-complex="Calibri" style:font-size-complex="14pt" style:font-style-complex="italic"/>
    </style:style>
    <style:style style:name="T34" style:family="text">
      <style:text-properties fo:font-size="14pt" style:font-size-asian="14pt" style:font-name-complex="Calibri" style:font-size-complex="14pt"/>
    </style:style>
    <style:style style:name="T35" style:family="text">
      <style:text-properties fo:font-size="14pt" style:font-size-asian="14pt" style:font-size-complex="14pt"/>
    </style:style>
    <style:style style:name="T36" style:family="text">
      <style:text-properties fo:font-size="14pt" style:font-size-asian="14pt" style:font-size-complex="20pt"/>
    </style:style>
    <style:style style:name="T37" style:family="text">
      <style:text-properties fo:font-size="14pt" style:font-size-asian="14pt" style:font-size-complex="16pt"/>
    </style:style>
    <style:style style:name="T38" style:family="text">
      <style:text-properties fo:font-size="14pt" fo:font-weight="bold" style:font-size-asian="14pt" style:font-weight-asian="bold" style:font-name-complex="Calibri" style:font-size-complex="14pt"/>
    </style:style>
    <style:style style:name="T39" style:family="text">
      <style:text-properties fo:font-size="14pt" fo:font-weight="bold" style:font-size-asian="14pt" style:font-weight-asian="bold" style:font-size-complex="20pt"/>
    </style:style>
    <style:style style:name="T40" style:family="text">
      <style:text-properties fo:font-size="14pt" fo:font-weight="bold" style:font-size-asian="14pt" style:font-weight-asian="bold" style:font-size-complex="14pt"/>
    </style:style>
    <style:style style:name="T41" style:family="text">
      <style:text-properties style:font-name="Abyssinica SIL" fo:font-size="13pt" style:font-size-asian="13pt" style:font-size-complex="13pt"/>
    </style:style>
    <style:style style:name="T42" style:family="text">
      <style:text-properties fo:font-size="13pt" fo:font-weight="bold" style:font-size-asian="13pt" style:font-weight-asian="bold" style:font-size-complex="13pt"/>
    </style:style>
    <style:style style:name="T43" style:family="text">
      <style:text-properties fo:font-size="18pt" fo:font-weight="bold" style:font-size-asian="18pt" style:font-weight-asian="bold" style:font-size-complex="18pt"/>
    </style:style>
    <style:style style:name="T44" style:family="text">
      <style:text-properties fo:font-size="20pt" fo:font-weight="bold" style:font-size-asian="20pt" style:font-weight-asian="bold" style:font-size-complex="20pt"/>
    </style:style>
    <style:style style:name="T45" style:family="text">
      <style:text-properties fo:font-size="16pt" fo:font-weight="bold" style:font-size-asian="16pt" style:font-weight-asian="bold" style:font-size-complex="16pt"/>
    </style:style>
    <style:style style:name="T46"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number text:level="1" text:style-name="WW_5f_CharLFO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text:style-name="WW_5f_CharLFO1LV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mplate </text:h>
      <table:table table:name="Tabella1" table:style-name="Tabella1">
        <table:table-column table:style-name="Tabella1.A"/>
        <table:table-column table:style-name="Tabella1.B"/>
        <table:table-row>
          <table:table-cell table:style-name="Tabella1.A1" office:value-type="string">
            <text:p text:style-name="Table_20_Contents"><text:span text:style-name="Strong_20_Emphasis"><text:span text:style-name="T1">Outline</text:span></text:span></text:p>
          </table:table-cell>
          <table:table-cell table:style-name="Tabella1.A1" office:value-type="string">
            <text:p text:style-name="Table_20_Contents"><text:span text:style-name="Strong_20_Emphasis"><text:span text:style-name="T1">Description</text:span></text:span></text:p>
          </table:table-cell>
        </table:table-row>
        <table:table-row>
          <table:table-cell table:style-name="Tabella1.A16" office:value-type="string">
            <text:p text:style-name="Table_20_Contents"><text:span text:style-name="Strong_20_Emphasis"><text:span text:style-name="T1">1. Introduction</text:span></text:span><text:span text:style-name="T1"><text:line-break/>1.1 Purpose of the system<text:line-break/>1.2 Scope of the system<text:line-break/>1.3 Objectives and success criteria of the project<text:line-break/>1.4 Definitions, acronyms, and abbreviations<text:line-break/>1.5 References<text:line-break/>1.6 Overview</text:span></text:p>
          </table:table-cell>
          <table:table-cell table:style-name="Tabella1.B16" office:value-type="string">
            <text:p text:style-name="Table_20_Contents"><text:span text:style-name="Emphasis"><text:span text:style-name="T1">The first section of the RAD is an Introduction. Its purpose is to provide a brief overview of the function of the system and the reasons for its development, its scope, and references to the development context (e.g., reference to the problem statement written by the client, references to existing systems, feasibility studies). The introduction also includes the objectives and success criteria of the project.</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2. Current system</text:span></text:span></text:p>
          </table:table-cell>
          <table:table-cell table:style-name="Tabella1.B16" office:value-type="string">
            <text:p text:style-name="Table_20_Contents"><text:span text:style-name="Emphasis"><text:span text:style-name="T1">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 Proposed system</text:span></text:span></text:p>
          </table:table-cell>
          <table:table-cell table:style-name="Tabella1.B16" office:value-type="string">
            <text:p text:style-name="Table_20_Contents"><text:span text:style-name="Emphasis"><text:span text:style-name="T1">The third section documents the requirements elicitation and the analysis model of the new system.</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1 Overview</text:span></text:span></text:p>
          </table:table-cell>
          <table:table-cell table:style-name="Tabella1.B16" office:value-type="string">
            <text:p text:style-name="Table_20_Contents"><text:span text:style-name="Emphasis"><text:span text:style-name="T1">The overview presents a functional overview of the system.</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2 Functional requirements</text:span></text:span></text:p>
          </table:table-cell>
          <table:table-cell table:style-name="Tabella1.B16" office:value-type="string">
            <text:p text:style-name="Table_20_Contents"><text:span text:style-name="Emphasis"><text:span text:style-name="T1">Functional requirements describes the high-level functionality of the system.</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3 Nonfunctional requirements</text:span></text:span><text:span text:style-name="T1"><text:line-break/>3.3.1 Usability<text:line-break/>3.3.2 Reliability<text:line-break/>3.3.3 Performance<text:line-break/>3.3.4 Supportability<text:line-break/>3.3.5 Implementation<text:line-break/>3.3.6 Interface<text:line-break/>3.3.7 Packaging<text:line-break/>3.3.8 Legal</text:span></text:p>
          </table:table-cell>
          <table:table-cell table:style-name="Tabella1.B16" office:value-type="string">
            <text:p text:style-name="Table_20_Contents"><text:span text:style-name="Emphasis"><text:span text:style-name="T1">Nonfunctional requirements describes user-level requirements that are not directly related to functionality. This includes usability, reliability, performance, supportability, implementation, interface, operational, packaging, and legal requirements.</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3.4 System models</text:span></text:span><text:span text:style-name="T1"><text:line-break/>3.4.1 Scenarios<text:line-break/>3.4.2 Use case model<text:line-break/>3.4.3 Object model<text:line-break/>3.4.4 Dynamic model<text:line-break/>3.4.5 User interfacenavigational paths and screen mock-ups</text:span></text:p>
          </table:table-cell>
          <table:table-cell table:style-name="Tabella1.B16" office:value-type="string">
            <text:p text:style-name="Table_20_Contents"><text:span text:style-name="Emphasis"><text:span text:style-name="T1">System models describes the scenarios, use cases, object model, and dynamic models for the system. This section contains the complete functional specification, including mock-ups illustrating the user interface of the system and navigational paths representing the sequence of screens. The subsections Object model and Dynamic model are written during the Analysis activity.</text:span></text:span></text:p>
          </table:table-cell>
        </table:table-row>
        <table:table-row>
          <table:table-cell table:style-name="Tabella1.A1" table:number-columns-spanned="2" office:value-type="string">
            <text:p text:style-name="Table_20_Contents"> </text:p>
          </table:table-cell>
          <table:covered-table-cell/>
        </table:table-row>
        <table:table-row>
          <table:table-cell table:style-name="Tabella1.A16" office:value-type="string">
            <text:p text:style-name="Table_20_Contents"><text:span text:style-name="Strong_20_Emphasis"><text:span text:style-name="T1">4. Glossary</text:span></text:span></text:p>
          </table:table-cell>
          <table:table-cell table:style-name="Tabella1.B16" office:value-type="string">
            <text:p text:style-name="Table_20_Contents"><text:span text:style-name="Emphasis"><text:span text:style-name="T1">A glossary of important terms, to ensure consistency in the specification and to ensure that we use the clients terms.</text:span></text:span></text:p>
          </table:table-cell>
        </table:table-row>
      </table:table>
      <text:p text:style-name="Standard"/>
      <text:p text:style-name="Standard"/>
      <text:p text:style-name="Standard"/>
      <text:p text:style-name="Standard"/>
      <text:p text:style-name="Standard"/>
      <text:p text:style-name="Standard"/>
      <text:p text:style-name="P2"><text:soft-page-break/>Revisioni del RAD</text:p>
      <text:p text:style-name="P2"/>
      <text:p text:style-name="P6">Il presente Documento di Analisi dei Requisiti è stato sottoposto a molteplici</text:p>
      <text:p text:style-name="P6">revisioni, ognuna delle quali ha avuto come risultato una differente versione del</text:p>
      <text:p text:style-name="P6">documento. Di seguito sono elencate le revisioni, seguite dai loro autori principali.</text:p>
      <text:p text:style-name="P40"/>
      <table:table table:name="RevisioneRAD" table:style-name="RevisioneRAD">
        <table:table-column table:style-name="RevisioneRAD.A" table:number-columns-repeated="4"/>
        <table:table-row>
          <table:table-cell table:style-name="RevisioneRAD.A1" office:value-type="string">
            <text:p text:style-name="P41">Revisione</text:p>
          </table:table-cell>
          <table:table-cell table:style-name="RevisioneRAD.A1" office:value-type="string">
            <text:p text:style-name="P41">Versione</text:p>
          </table:table-cell>
          <table:table-cell table:style-name="RevisioneRAD.A1" office:value-type="string">
            <text:p text:style-name="P41">Data</text:p>
          </table:table-cell>
          <table:table-cell table:style-name="RevisioneRAD.D1" office:value-type="string">
            <text:p text:style-name="P41">Membri Partecipanti</text:p>
            <text:p text:style-name="P44"/>
          </table:table-cell>
        </table:table-row>
        <table:table-row>
          <table:table-cell table:style-name="RevisioneRAD.A2" office:value-type="string">
            <text:p text:style-name="P41">Prima <text:span text:style-name="T22">bozza</text:span> del RAD</text:p>
          </table:table-cell>
          <table:table-cell table:style-name="RevisioneRAD.A2" office:value-type="string">
            <text:p text:style-name="P41">1.0</text:p>
          </table:table-cell>
          <table:table-cell table:style-name="RevisioneRAD.A2" office:value-type="string">
            <text:p text:style-name="P41">17/10/18</text:p>
          </table:table-cell>
          <table:table-cell table:style-name="RevisioneRAD.D2" office:value-type="string">
            <text:p text:style-name="P42">Tutti i membri <text:span text:style-name="T23">tranne De Falco</text:span></text:p>
          </table:table-cell>
        </table:table-row>
        <table:table-row>
          <table:table-cell table:style-name="RevisioneRAD.A2" office:value-type="string">
            <text:p text:style-name="P43">Prima stesura del RAD</text:p>
          </table:table-cell>
          <table:table-cell table:style-name="RevisioneRAD.A2" office:value-type="string">
            <text:p text:style-name="P43">1.1</text:p>
          </table:table-cell>
          <table:table-cell table:style-name="RevisioneRAD.A2" office:value-type="string">
            <text:p text:style-name="P43">18/10/18</text:p>
          </table:table-cell>
          <table:table-cell table:style-name="RevisioneRAD.D2" office:value-type="string">
            <text:p text:style-name="P43">Tutti i membri <text:span text:style-name="T23">tranne De Falco</text:span></text:p>
          </table:table-cell>
        </table:table-row>
        <table:table-row>
          <table:table-cell table:style-name="RevisioneRAD.A2" office:value-type="string">
            <text:p text:style-name="Table_20_Contents"/>
          </table:table-cell>
          <table:table-cell table:style-name="RevisioneRAD.A2" office:value-type="string">
            <text:p text:style-name="Table_20_Contents"/>
          </table:table-cell>
          <table:table-cell table:style-name="RevisioneRAD.A2" office:value-type="string">
            <text:p text:style-name="Table_20_Contents"/>
          </table:table-cell>
          <table:table-cell table:style-name="RevisioneRAD.D2" office:value-type="string">
            <text:p text:style-name="Table_20_Contents"/>
          </table:table-cell>
        </table:table-row>
        <table:table-row>
          <table:table-cell table:style-name="RevisioneRAD.A2" office:value-type="string">
            <text:p text:style-name="Table_20_Contents"/>
          </table:table-cell>
          <table:table-cell table:style-name="RevisioneRAD.A2" office:value-type="string">
            <text:p text:style-name="Table_20_Contents"/>
          </table:table-cell>
          <table:table-cell table:style-name="RevisioneRAD.A2" office:value-type="string">
            <text:p text:style-name="Table_20_Contents"/>
          </table:table-cell>
          <table:table-cell table:style-name="RevisioneRAD.D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3">1) Introdu<text:span text:style-name="T2">zione</text:span></text:p>
      <text:p text:style-name="P13"><text:span text:style-name="T20"><text:tab/>1.1 Panoramica generale</text:span></text:p>
      <text:p text:style-name="P38">Oggigiorno,per lavoro,svago ed esigenze varie,la maggior parte delle persone utilizza quotidianamente un veicolo per spostarsi,sia esso un’automobile,ciclomotore,mezzo pesante ecc. <text:span text:style-name="T21">Chi utilizza tali mezzi deve però essere informato su una serie di norme e dettagli per circolare correttamente,in sicurezza e rispettando l’ambiente. Le informazioni necessarie sono però “sparse” su una miriade di siti e piattaforme diverse,e,soprattutto utenti meno esperti oppure in età avanzata,potrebbero avere grosse difficoltà ad individuarle e risultare confusi. </text:span></text:p>
      <text:p text:style-name="P36"><text:span text:style-name="T4"/></text:p>
      <text:p text:style-name="P36"><text:span text:style-name="T4"/></text:p>
      <text:p text:style-name="P37">1.2 Scopo del sistema</text:p>
      <text:p text:style-name="P36"><text:span text:style-name="T4">Il sistema,come già descritto in precedenza,è stato definito per aiutare le esigenze di automobilisti e non solo. </text:span><text:span text:style-name="T5">Carcheck infatti permette di svolgere diverse operazioni tra cui:</text:span></text:p>
      <text:list xml:id="list6491609589192965255" text:style-name="L1">
        <text:list-item>
          <text:p text:style-name="P14">Conoscere le caratteristiche principali del proprio veicolo</text:p>
        </text:list-item>
        <text:list-item>
          <text:p text:style-name="P14">Conoscere lo stato dei pagamenti relativi agli obblighi imposti dalla legge riguardanti possesso di un veicolo e circolazione su strade pubbliche</text:p>
        </text:list-item>
        <text:list-item>
          <text:p text:style-name="P10"><text:span text:style-name="T3">Semplificare la gestione e il recupero di informazioni relative alle revisioni da parte di officine meccaniche</text:span><text:span text:style-name="T6"> autorizzate</text:span></text:p>
        </text:list-item>
      </text:list>
      <text:p text:style-name="P15"/>
      <text:p text:style-name="P7"><text:span text:style-name="T6">O</text:span><text:span text:style-name="T3">ltre le funzionalità principali,il sistema permette di semplificare una serie di attività non critic</text:span><text:span text:style-name="T7">h</text:span><text:span text:style-name="T3">e che richiederebbero maggiore impegno e sforzo da parte dell’utente. </text:span><text:span text:style-name="T7">Utilizzando il sistema si estrapolano direttamente le informazioni desiderate senza effettuare ricerche su siti,piattaforme,forum e altro con il pericolo di incorrere in informazioni non aggiornate o non affidabili.</text:span></text:p>
      <text:p text:style-name="P33"/>
      <text:p text:style-name="P8"><text:span text:style-name="T7">I</text:span><text:span text:style-name="T3">l sistema è </text:span><text:span text:style-name="T8">consigliato</text:span><text:span text:style-name="T3"> ad utenza che </text:span><text:span text:style-name="T8">abbia</text:span><text:span text:style-name="T3"> raggiunto </text:span><text:span text:style-name="T8">il 18-esimo anno di età. </text:span><text:span text:style-name="T9">Le officine che intendono partecipare al progetto Carcheck,invieranno tale richiesta tramite il sistema, e verrà stipulato un accordo se esse risulteranno essere idonee ad una serie di punti stabiliti dal responsabile Carcheck.</text:span></text:p>
      <text:p text:style-name="P34"/>
      <text:p text:style-name="P8"><text:span text:style-name="T10">Il sistema si presenta con una interfaccia user-friendly, semplice e intuitiva. Dato l’utenza eterogenea,non utilizza componenti (colori,pulsanti ecc.) che possono in qualche modo influenzare negativamente l’esperienza di utilizzo,sopratutto per particolari tipologie di utenti ( ad esempio con disabilità ).</text:span><text:span text:style-name="T12">La lingua </text:span><text:span text:style-name="T11">utilizzat</text:span><text:span text:style-name="T12">a</text:span><text:span text:style-name="T11"> è l’italiano. </text:span><text:span text:style-name="T12">Non verranno introdotte altre lingue, eccetto in casi di modifiche successive alle funzionalità principali.</text:span></text:p>
      <text:p text:style-name="P35"/>
      <text:p text:style-name="P9"><text:span text:style-name="T10">F</text:span><text:span text:style-name="T3">uture funzionalità potrebbero essere:</text:span></text:p>
      <text:list xml:id="list830904386037702140" text:style-name="L2">
        <text:list-item>
          <text:p text:style-name="P16">Possibilità di effettuare pagamenti direttamente da Carcheck.</text:p>
        </text:list-item>
        <text:list-item>
          <text:p text:style-name="P16">Visualizzare le officine autorizzate vicino all’utente.</text:p>
        </text:list-item>
        <text:list-item>
          <text:p text:style-name="P16">Visualizzare i punti della revisioni superati e non.</text:p>
        </text:list-item>
      </text:list>
      <text:p text:style-name="P17"/>
      <text:p text:style-name="P39"/>
      <text:p text:style-name="P18">Definire i punti successivi ad eccezione dei primi due ossia 1.1 e 1.2</text:p>
      <text:p text:style-name="P18"/>
      <text:p text:style-name="P18"/>
      <text:p text:style-name="P18"/>
      <text:p text:style-name="P18"/>
      <text:p text:style-name="P18"/>
      <text:p text:style-name="P3"><text:soft-page-break/>Obiettivi e criteri di successo del sistema</text:p>
      <text:p text:style-name="P5">I criteri di successo inerenti il sistema sono: Sicurezza,Semplicità,Affidabilità,<text:span text:style-name="T14">Efficienza</text:span>.</text:p>
      <text:p text:style-name="P19">Il sistema deve essere sicuro e quindi utilizzare prodotti,tools e metodologie di progettazioni adeguate.(Ad esempio UML) Il database rispecchierà le caratteristiche appena descritte. </text:p>
      <text:p text:style-name="P4">Il sistema deve essere di facile utilizzo. <text:span text:style-name="T15">Anche un utente che non possiede conoscenze informatiche elevate deve essere in grado di interagirvi. Il sistema deve essere affidabile,rispondere in maniera adeguata a input non corretti(Robusto),gestire situazioni e problematiche varie(congestione della rete,alto numero di utenti collegati simultaneamente ecc.)</text:span> Il sistema deve essere efficiente: questo significa avere tempi di risposta con il server brevi <text:span text:style-name="T16">e ottenere e sottomettere dati alla piattaforma nel minor tempo possibile.</text:span>. </text:p>
      <text:p text:style-name="P18"/>
      <text:p text:style-name="P11"/>
      <text:p text:style-name="P11">Definizioni,abbreviazioni e acronimi</text:p>
      <text:p text:style-name="P24">-<text:span text:style-name="T18">Definizioni</text:span></text:p>
      <text:p text:style-name="P24"><text:span text:style-name="T17"><text:tab/></text:span>Carcheck: Nome del sistema</text:p>
      <text:p text:style-name="P21">-<text:span text:style-name="T18">Acronimi e abbreviazioni</text:span></text:p>
      <text:p text:style-name="P21">UML: Unified Modeling Language</text:p>
      <text:p text:style-name="P21">RCA: <text:span text:style-name="T26">Responsabilità Civile Auto</text:span></text:p>
      <text:p text:style-name="P22">DBMS: DataBase Management System</text:p>
      <text:p text:style-name="P23">SQL: Structured Query Language</text:p>
      <text:p text:style-name="P20"/>
      <text:p text:style-name="P18"/>
      <text:p text:style-name="P18">--- <text:span text:style-name="T19">Gli altri concetti devono essere aggiunti successivamente</text:span></text:p>
      <text:p text:style-name="P18"/>
      <text:p text:style-name="P18"/>
      <text:p text:style-name="P18"/>
      <text:p text:style-name="P12">Riferimenti</text:p>
      <text:p text:style-name="P25">Object-Oriented Software Engineering Using UML, Patterns, and JavaTM</text:p>
      <text:p text:style-name="P25">(Third Edition), Bernd Bruegge &amp; Allen H. Dutoit;</text:p>
      <text:p text:style-name="P18"/>
      <text:p text:style-name="P26">Specifiche per le emissioni dei veicoli</text:p>
      <text:p text:style-name="P26"><text:a xlink:type="simple" xlink:href="https://it.wikipedia.org/wiki/Standard_europei_sulle_emissioni_inquinanti" text:style-name="Internet_20_link" text:visited-style-name="Visited_20_Internet_20_Link">https://it.wikipedia.org/wiki/Standard_europei_sulle_emissioni_inquinanti</text:a></text:p>
      <text:p text:style-name="P26"><text:a xlink:type="simple" xlink:href="https://iservizi.aci.it/AciTipoEuroWeb/" text:style-name="Internet_20_link" text:visited-style-name="Visited_20_Internet_20_Link">https://iservizi.aci.it/AciTipoEuroWeb/</text:a></text:p>
      <text:p text:style-name="P26"/>
      <text:p text:style-name="P27">Copertura <text:span text:style-name="T27">assicurativa</text:span></text:p>
      <text:p text:style-name="P27"><text:a xlink:type="simple" xlink:href="https://www.ilportaledellautomobilista.it/web/portale-automobilista/verifica-copertura-rc" text:style-name="Internet_20_link" text:visited-style-name="Visited_20_Internet_20_Link">https://www.ilportaledellautomobilista.it/web/portale-automobilista/verifica-copertura-rc</text:a></text:p>
      <text:p text:style-name="P27"><text:a xlink:type="simple" xlink:href="https://it.wikipedia.org/wiki/Responsabilità_civile_autoveicoli" text:style-name="Internet_20_link" text:visited-style-name="Visited_20_Internet_20_Link">https://it.wikipedia.org/wiki/Responsabilit%C3%A0_civile_autoveicoli</text:a></text:p>
      <text:p text:style-name="P27"/>
      <text:p text:style-name="P31">Bollo Auto</text:p>
      <text:p text:style-name="P27"><text:a xlink:type="simple" xlink:href="https://www1.agenziaentrate.gov.it/servizi/bollo/calcolo/RichiestaPagamentoSemplice.htm" text:style-name="Internet_20_link" text:visited-style-name="Visited_20_Internet_20_Link">https://www1.agenziaentrate.gov.it/servizi/bollo/calcolo/RichiestaPagamentoSemplice.htm</text:a></text:p>
      <text:p text:style-name="P27"><text:a xlink:type="simple" xlink:href="https://it.wikipedia.org/wiki/Tassa_automobilistica" text:style-name="Internet_20_link" text:visited-style-name="Visited_20_Internet_20_Link">https://it.wikipedia.org/wiki/Tassa_automobilistica</text:a></text:p>
      <text:p text:style-name="P27"/>
      <text:p text:style-name="P28">Riferimenti per neopatentati</text:p>
      <text:p text:style-name="P28"><text:a xlink:type="simple" xlink:href="http://www.poliziadistato.it/articolo/11365-Neopatentati/" text:style-name="Internet_20_link" text:visited-style-name="Visited_20_Internet_20_Link">http://www.poliziadistato.it/articolo/11365-Neopatentati/</text:a></text:p>
      <text:p text:style-name="P28"/>
      <text:p text:style-name="P29"><text:span text:style-name="T25">Verifica veicolo rubato</text:span></text:p>
      <text:p text:style-name="P30"><text:a xlink:type="simple" xlink:href="https://www.crimnet.dcpc.interno.gov.it/crimnet/it/veicoli/request.php" text:style-name="Internet_20_link" text:visited-style-name="Visited_20_Internet_20_Link">https://www.crimnet.dcpc.interno.gov.it/crimnet/it/veicoli/request.php</text:a></text:p>
      <text:p text:style-name="P30"/>
      <text:p text:style-name="P29"/>
      <text:p text:style-name="P29"/>
      <text:p text:style-name="P29"/>
      <text:p text:style-name="P28"/>
      <text:p text:style-name="P18"><text:soft-page-break/></text:p>
      <text:p text:style-name="P1">2)<text:span text:style-name="T13">Sistema corrente</text:span></text:p>
      <text:p text:style-name="P1"/>
      <text:p text:style-name="P32">Le funzionalità per adempire agli scopi di Carcheck sono già presenti su diversi siti e sistemi.</text:p>
      <text:p text:style-name="P32"/>
      <text:p text:style-name="P32"/>
      <text:list xml:id="list427043839585629644" text:style-name="L3">
        <text:list-item>
          <text:p text:style-name="P45">Scenari</text:p>
          <text:list>
            <text:list-item>
              <text:p text:style-name="P46"><text:span text:style-name="Car._20_predefinito_20_paragrafo"><text:span text:style-name="T28"><text:line-break/></text:span></text:span><text:span text:style-name="Car._20_predefinito_20_paragrafo"><text:span text:style-name="T31">Nome dello scenario: <text:tab/></text:span></text:span><text:span text:style-name="Car._20_predefinito_20_paragrafo"><text:span text:style-name="T34">Neopatentato</text:span></text:span><text:span text:style-name="Car._20_predefinito_20_paragrafo"><text:span text:style-name="T38"><text:line-break/></text:span></text:span><text:span text:style-name="Car._20_predefinito_20_paragrafo"><text:span text:style-name="T31">Attori partecipanti: </text:span></text:span><text:span text:style-name="Car._20_predefinito_20_paragrafo"><text:span text:style-name="T33">Giuseppe Verdi:utente, <text:line-break/></text:span></text:span><text:span text:style-name="Car._20_predefinito_20_paragrafo"><text:span text:style-name="T38"> <text:s text:c="34"/></text:span></text:span><text:span text:style-name="Car._20_predefinito_20_paragrafo"><text:span text:style-name="T32">Ilary:figliaDell’utente</text:span></text:span><text:span text:style-name="Car._20_predefinito_20_paragrafo"><text:span text:style-name="T38"><text:line-break/></text:span></text:span><text:span text:style-name="Car._20_predefinito_20_paragrafo"><text:span text:style-name="T31">Flusso di eventi:</text:span></text:span><text:span text:style-name="Car._20_predefinito_20_paragrafo"><text:span text:style-name="T34"><text:tab/><text:line-break/><text:line-break/>1) Il signor Giuseppe Verdi vuole regalare a sua figlia Ilary una nuova auto per permetterle di uscire con le amiche, avendo preso da poco la patente. Il signor Verdi, ha individuato una Smart For-Two a un prezzo molto vantaggioso e vorrebbe acquistarla.<text:line-break/><text:line-break/>2) La legge italiana pone una serie di limiti ai neopatentati, tra cui l’impossibilità di guidare autovetture aventi:<text:line-break/><text:line-break/>- potenza specifica, riferita alla tara, superiore a 55 kW/t;<text:line-break/>- potenza massima pari a 70kW per veicoli di categoria M1.</text:span></text:span><text:span text:style-name="Car._20_predefinito_20_paragrafo"><text:span text:style-name="T38"><text:line-break/><text:line-break/></text:span></text:span><text:span text:style-name="Car._20_predefinito_20_paragrafo"><text:span text:style-name="T34">Egli però non conosce le caratteristiche tecniche di tale modello e non vuole rischiare di acquistare un’auto che sua figlia non potrà guidare immediatamente.<text:line-break/><text:line-break/>3) Dal PC del suo ufficio si collega a CarCheck ed effettua una ricerca sul modello in questione. Scopre che la potenza specifica riferita alla tara è di 45kW/t e quindi è adatta a sua figlia.<text:line-break/><text:line-break/>4) Il signor Verdi contatta quindi il venditore, contrattano per il prezzo di acquisto e per le relative questioni burocratiche, ed acquista l’autovettura.<text:line-break/><text:line-break/>5) Ilary riceve la sua nuova auto e può uscire con le sue amiche il sabato sera.</text:span></text:span><text:span text:style-name="Car._20_predefinito_20_paragrafo"><text:span text:style-name="T41"><text:line-break/><text:line-break/></text:span></text:span></text:p>
            </text:list-item>
            <text:list-item>
              <text:p text:style-name="P46"><text:span text:style-name="Car._20_predefinito_20_paragrafo"><text:span text:style-name="T28"><text:line-break/></text:span></text:span><text:span text:style-name="Car._20_predefinito_20_paragrafo"><text:span text:style-name="T31">Nome dello scenario: Sinistro Stradale</text:span></text:span><text:span text:style-name="Car._20_predefinito_20_paragrafo"><text:span text:style-name="T38"><text:line-break/></text:span></text:span><text:span text:style-name="Car._20_predefinito_20_paragrafo"><text:span text:style-name="T31">Attori partecipanti: </text:span></text:span><text:span text:style-name="Car._20_predefinito_20_paragrafo"><text:span text:style-name="T33">Gioacchino Rossini:utente, </text:span></text:span><text:span text:style-name="Car._20_predefinito_20_paragrafo"><text:span text:style-name="T31"><text:line-break/> <text:s text:c="34"/></text:span></text:span><text:span text:style-name="Car._20_predefinito_20_paragrafo"><text:span text:style-name="T33">sconosciuto:personaCoinvoltaIncidente,</text:span></text:span><text:span text:style-name="Car._20_predefinito_20_paragrafo"><text:span text:style-name="T31"><text:line-break/> <text:s text:c="33"/></text:span></text:span><text:span text:style-name="Car._20_predefinito_20_paragrafo"><text:span text:style-name="T33">forze dell’ordine:gestioneIncidente</text:span></text:span><text:span text:style-name="Car._20_predefinito_20_paragrafo"><text:span text:style-name="T38"><text:line-break/></text:span></text:span><text:soft-page-break/><text:span text:style-name="Car._20_predefinito_20_paragrafo"><text:span text:style-name="T31">Flusso di eventi:</text:span></text:span><text:span text:style-name="Car._20_predefinito_20_paragrafo"><text:span text:style-name="T34"><text:tab/><text:line-break/><text:line-break/>1) Il signor Gioacchino Rossini è stato appena tamponato da una vettura. Per fortuna non ci sono stati danni né a conducenti né a passeggeri, ma le due autovetture sono rimaste gravemente danneggiate. <text:line-break/><text:line-break/>2) Lo sconosciuto che ha causato l’incidente sembra molto nervoso e vorrebbe pagare il danno in contanti immediatamente, evitando di far intervenire le forze dell’ordine e le rispettive compagnie assicurative. <text:line-break/><text:line-break/>3) Il signor Rossini, insospettito da questo comportamento, decide di fare un semplice controllo su Carcheck sul veicolo che lo ha tamponato. Dopo aver inserito la targa, il sistema restituisce delle informazioni utili sul veicolo.<text:line-break/><text:line-break/>4) Il signor Rossini scopre che si tratta di un veicolo rubato, essendo presente una denuncia di furto. Si affretta così a contattare immediatamente le forze dell’ordine<text:line-break/><text:line-break/>5) Una volta arrivata sul posto e dopo i diversi accertamenti, le forze di polizia riconoscono un caso di furto d’auto e portano l’accusato nella più vicina sede penitenziaria.<text:line-break/></text:span></text:span></text:p>
            </text:list-item>
            <text:list-item>
              <text:p text:style-name="P46"><text:span text:style-name="Car._20_predefinito_20_paragrafo"><text:span text:style-name="T28"><text:line-break/>Nome dello scenario: </text:span></text:span><text:span text:style-name="Car._20_predefinito_20_paragrafo"><text:span text:style-name="T41">CategoriaEuroVeicolo</text:span></text:span><text:span text:style-name="Car._20_predefinito_20_paragrafo"><text:span text:style-name="T42"><text:line-break/></text:span></text:span><text:span text:style-name="Car._20_predefinito_20_paragrafo"><text:span text:style-name="T28">Attori partecipanti: </text:span></text:span><text:span text:style-name="Car._20_predefinito_20_paragrafo"><text:span text:style-name="T29">Mario Rossi:utente</text:span></text:span><text:span text:style-name="Car._20_predefinito_20_paragrafo"><text:span text:style-name="T42"><text:line-break/></text:span></text:span><text:span text:style-name="Car._20_predefinito_20_paragrafo"><text:span text:style-name="T28">Flusso di eventi:</text:span></text:span><text:span text:style-name="Car._20_predefinito_20_paragrafo"><text:span text:style-name="T30"><text:tab/><text:line-break/><text:line-break/></text:span></text:span><text:span text:style-name="Car._20_predefinito_20_paragrafo"><text:span text:style-name="T41">1) Il signor Mario Rossi vive a Modena e possiede una Fiat Punto alimentata a Gasolio. Ha appena letto sul giornale dell’introduzione sulla nuova legge che vieta la circolazione nei giorni lavorativi di veicoli la cui classe di emissione è inferiore ad EURO 4. Egli è quindi è preoccupato in quanto non ricorda la classe della propria autovettura.<text:line-break/><text:line-break/>2) Il signor Rossi prende quindi il proprio Tablet, si reca su Carchek, inserisce la targa della sua Fiat Punto ed ottiene facilmente l’informazione desiderata.<text:line-break/><text:line-break/>3) Scopre che si tratta di un motore EURO 5 e può quindi recarsi a lavoro tranquillamente ogni mattina.<text:line-break/></text:span></text:span><text:soft-page-break/><text:span text:style-name="Car._20_predefinito_20_paragrafo"><text:span text:style-name="T41"><text:line-break/></text:span></text:span></text:p>
            </text:list-item>
            <text:list-item>
              <text:p text:style-name="P46"><text:span text:style-name="Car._20_predefinito_20_paragrafo"><text:span text:style-name="T28"><text:line-break/></text:span></text:span><text:span text:style-name="Car._20_predefinito_20_paragrafo"><text:span text:style-name="T31">Nome dello scenario: RevisioneVeicolo</text:span></text:span><text:span text:style-name="Car._20_predefinito_20_paragrafo"><text:span text:style-name="T38"><text:line-break/></text:span></text:span><text:span text:style-name="Car._20_predefinito_20_paragrafo"><text:span text:style-name="T31">Attori partecipanti: </text:span></text:span><text:span text:style-name="Car._20_predefinito_20_paragrafo"><text:span text:style-name="T33">cliente, addetto:utente<text:line-break/></text:span></text:span><text:span text:style-name="Car._20_predefinito_20_paragrafo"><text:span text:style-name="T38"> <text:s text:c="34"/></text:span></text:span><text:span text:style-name="Car._20_predefinito_20_paragrafo"><text:span text:style-name="T32">meccanico:revisionatore</text:span></text:span><text:span text:style-name="Car._20_predefinito_20_paragrafo"><text:span text:style-name="T38"><text:line-break/></text:span></text:span><text:span text:style-name="Car._20_predefinito_20_paragrafo"><text:span text:style-name="T31">Flusso di eventi:</text:span></text:span><text:span text:style-name="Car._20_predefinito_20_paragrafo"><text:span text:style-name="T34"><text:tab/><text:line-break/><text:line-break/>1) Ad un’officina meccanica si presenta un’auto che deve effettuare una revisione. Questa officina mantiene un registro cartaceo in cui vengono memorizzate per ogni vettura una serie di informazioni relative alle revisioni, come ad esempio data dell’ultima effettuata, operazioni che sono state eseguite, meccanico che vi ha lavorato ecc.<text:line-break/><text:line-break/>2) Il meccanico va quindi a controllare le operazioni che sono state eseguite nell’ultima revisione, effettua i lavori necessari sulla vettura ed infine aggiorna sul registro cartaceo i nuovi dati.<text:line-break/><text:line-break/>3) Per maggiore sicurezza ed efficienza, un addetto si occupa di inserire tali dati su Carcheck. Questo permette al cliente di ricordare di aver effettuato la revisione e ai meccanici di capire il lavoro svolto per quel cliente.<text:line-break/>4) Il cliente lascia soddisfatto l’officina mentre gli operai si concentrano sulle prossime vetture.<text:line-break/><text:line-break/></text:span></text:span></text:p>
            </text:list-item>
          </text:list>
        </text:list-item>
      </text:list>
      <text:p text:style-name="P54"/>
      <text:list xml:id="list90454326575828" text:continue-numbering="true" text:style-name="L3">
        <text:list-item>
          <text:p text:style-name="P46"><text:span text:style-name="Car._20_predefinito_20_paragrafo"><text:span text:style-name="T43">Functional requirements</text:span></text:span><text:span text:style-name="Car._20_predefinito_20_paragrafo"><text:span text:style-name="T44"><text:line-break/></text:span></text:span><text:span text:style-name="Car._20_predefinito_20_paragrafo"><text:span text:style-name="T35">Dagli scenari sopra elencati, si evince che Carcheck deve fornire le seguenti funzionalità:</text:span></text:span></text:p>
          <text:list>
            <text:list-item>
              <text:p text:style-name="P47">Utenti</text:p>
              <text:list>
                <text:list-item>
                  <text:p text:style-name="P46"><text:span text:style-name="Car._20_predefinito_20_paragrafo"><text:span text:style-name="T35"><text:s/>Consentire di controllare le informazioni generiche su un veicolo, ovvero:</text:span></text:span></text:p>
                  <text:list>
                    <text:list-item>
                      <text:p text:style-name="P46"><text:span text:style-name="Car._20_predefinito_20_paragrafo"><text:span text:style-name="T35">Categoria del veicolo (autovettura, ciclomotore, ecc.)</text:span></text:span></text:p>
                    </text:list-item>
                    <text:list-item>
                      <text:p text:style-name="P46"><text:span text:style-name="Car._20_predefinito_20_paragrafo"><text:span text:style-name="T35">Anno di prima immatricolazione</text:span></text:span></text:p>
                    </text:list-item>
                    <text:list-item>
                      <text:p text:style-name="P48"><text:span text:style-name="Car._20_predefinito_20_paragrafo"><text:span text:style-name="T35">Cilindrata</text:span></text:span></text:p>
                    </text:list-item>
                    <text:list-item>
                      <text:p text:style-name="P48"><text:span text:style-name="Car._20_predefinito_20_paragrafo"><text:span text:style-name="T35">Potenza espressa in KW</text:span></text:span></text:p>
                    </text:list-item>
                    <text:list-item>
                      <text:p text:style-name="P48"><text:span text:style-name="Car._20_predefinito_20_paragrafo"><text:span text:style-name="T35">Tipo di Alimentazione (Gasolio, Benzina, Metano, GPL)</text:span></text:span></text:p>
                    </text:list-item>
                    <text:list-item>
                      <text:p text:style-name="P46"><text:span text:style-name="Car._20_predefinito_20_paragrafo"><text:span text:style-name="T35">Direttiva EURO</text:span></text:span></text:p>
                    </text:list-item>
                    <text:list-item>
                      <text:p text:style-name="P46"><text:span text:style-name="Car._20_predefinito_20_paragrafo"><text:span text:style-name="T35">Numero di posti (guidatore più passeggeri)</text:span></text:span></text:p>
                    </text:list-item>
                  </text:list>
                </text:list-item>
                <text:list-item>
                  <text:p text:style-name="P46"><text:span text:style-name="Car._20_predefinito_20_paragrafo"><text:span text:style-name="T35"><text:s/>Consentire di controllare se il veicolo può essere guidato da neopatentati</text:span></text:span></text:p>
                </text:list-item>
                <text:list-item>
                  <text:p text:style-name="P46"><text:span text:style-name="Car._20_predefinito_20_paragrafo"><text:span text:style-name="T35"><text:s/>Consentire di verificare se sono presenti denunce su un veicolo</text:span></text:span></text:p>
                </text:list-item>
                <text:list-item>
                  <text:p text:style-name="P46"><text:span text:style-name="Car._20_predefinito_20_paragrafo"><text:span text:style-name="T35"><text:s/>Controllare lo stato dell’assicurazione di un veicolo</text:span></text:span></text:p>
                </text:list-item>
                <text:list-item>
                  <text:p text:style-name="P46"><text:span text:style-name="Car._20_predefinito_20_paragrafo"><text:span text:style-name="T35"><text:s/>Verifica dell’ultima revisione effettuata sul veicolo</text:span></text:span></text:p>
                </text:list-item>
                <text:list-item>
                  <text:p text:style-name="P46"><text:span text:style-name="Car._20_predefinito_20_paragrafo"><text:span text:style-name="T35">Verifica del pagamento della tassa di possesso</text:span></text:span></text:p>
                </text:list-item>
              </text:list>
            </text:list-item>
            <text:list-item>
              <text:p text:style-name="P47">Autofficine</text:p>
              <text:list>
                <text:list-item>
                  <text:p text:style-name="P46"><text:span text:style-name="Car._20_predefinito_20_paragrafo"><text:span text:style-name="T35">Richiedere di partecipare al progetto Carcheck</text:span></text:span></text:p>
                </text:list-item>
                <text:list-item>
                  <text:p text:style-name="P46"><text:span text:style-name="Car._20_predefinito_20_paragrafo"><text:span text:style-name="T35">Inserire una nuova revisione specificando:</text:span></text:span></text:p>
                  <text:list>
                    <text:list-item>
                      <text:p text:style-name="P46"><text:span text:style-name="Car._20_predefinito_20_paragrafo"><text:span text:style-name="T35">Numero di targa del veicolo</text:span></text:span></text:p>
                    </text:list-item>
                    <text:list-item>
                      <text:p text:style-name="P46"><text:span text:style-name="Car._20_predefinito_20_paragrafo"><text:span text:style-name="T35">Numero di KM percorsi</text:span></text:span></text:p>
                    </text:list-item>
                    <text:list-item>
                      <text:p text:style-name="P46"><text:span text:style-name="Car._20_predefinito_20_paragrafo"><text:span text:style-name="T35">Esito della revisione</text:span></text:span></text:p>
                    </text:list-item>
                  </text:list>
                </text:list-item>
              </text:list>
            </text:list-item>
            <text:list-item>
              <text:p text:style-name="P47">Amministratori</text:p>
              <text:list>
                <text:list-item>
                  <text:p text:style-name="P46"><text:span text:style-name="Car._20_predefinito_20_paragrafo"><text:span text:style-name="T35">Approvare l’iscrizione di un’officina al progetto Carcheck</text:span></text:span></text:p>
                </text:list-item>
                <text:list-item>
                  <text:p text:style-name="P46"><text:span text:style-name="Car._20_predefinito_20_paragrafo"><text:span text:style-name="T35">Inserire dati di una nuova auto (tutti quelli specificati nel punto 3.1.1.X)</text:span></text:span></text:p>
                </text:list-item>
              </text:list>
            </text:list-item>
          </text:list>
        </text:list-item>
      </text:list>
      <text:p text:style-name="P53"/>
      <text:list xml:id="list90454670109145" text:continue-numbering="true" text:style-name="L3">
        <text:list-item>
          <text:p text:style-name="P46"><text:span text:style-name="Car._20_predefinito_20_paragrafo"><text:span text:style-name="T44">Non-functional requirements</text:span></text:span></text:p>
          <text:list>
            <text:list-item>
              <text:p text:style-name="P46"><text:span text:style-name="Car._20_predefinito_20_paragrafo"><text:span text:style-name="T45">Usability</text:span></text:span><text:span text:style-name="Car._20_predefinito_20_paragrafo"><text:span text:style-name="T39">:</text:span></text:span></text:p>
              <text:list>
                <text:list-item>
                  <text:p text:style-name="P49">L’interfaccia utente deve essere semplice ed intuitiva così che l’utente possa in ogni situazione conoscere le operazioni da effettuare.</text:p>
                </text:list-item>
                <text:list-item>
                  <text:p text:style-name="P49">L’utente più accedere alle varie sezioni di Carcheck semplicemente mediante un click del mouse sull’apposita sezione di riferimento.</text:p>
                </text:list-item>
                <text:list-item>
                  <text:p text:style-name="P49">Le sezioni messe a disposizione dell’utente hanno al loro interno, oltre alla funzionalità prevista per quell’apposita sezione (Controllo targa, controllo assicurazione, ecc.) anche una parte dettagliata che spiega all’utente il corretto utilizzo della stessa.</text:p>
                </text:list-item>
                <text:list-item>
                  <text:p text:style-name="P46"><text:span text:style-name="Car._20_predefinito_20_paragrafo"><text:span text:style-name="T36">In Carcheck è possibile individuare vari tipi di interfacce grafiche in base alla tipologia di utente che intende usufruire del servizio</text:span></text:span></text:p>
                </text:list-item>
              </text:list>
            </text:list-item>
            <text:list-item>
              <text:p text:style-name="P46"><text:soft-page-break/><text:span text:style-name="Car._20_predefinito_20_paragrafo"><text:span text:style-name="T45">Reliability</text:span></text:span><text:span text:style-name="Car._20_predefinito_20_paragrafo"><text:span text:style-name="T40">:</text:span></text:span></text:p>
              <text:list>
                <text:list-item>
                  <text:p text:style-name="P46"><text:span text:style-name="Car._20_predefinito_20_paragrafo"><text:span text:style-name="T35">Il sistema deve essere utilizzabile in qualsiasi momento della giornata;</text:span></text:span></text:p>
                </text:list-item>
                <text:list-item>
                  <text:p text:style-name="P46"><text:span text:style-name="Car._20_predefinito_20_paragrafo"><text:span text:style-name="T35">In caso di guasto, il sistema può essere sospeso per un massimo di 48H;</text:span></text:span></text:p>
                </text:list-item>
                <text:list-item>
                  <text:p text:style-name="P46"><text:span text:style-name="Car._20_predefinito_20_paragrafo"><text:span text:style-name="T35">In caso di attacco al sistema che potrebbe compromettere la sicurezza dei dati, il servizio viene interrotto.</text:span></text:span></text:p>
                </text:list-item>
                <text:list-item>
                  <text:p text:style-name="P46"><text:span text:style-name="Car._20_predefinito_20_paragrafo"><text:span text:style-name="T35">In caso di input invalido (ad esempio una targa in un formato non corretto), il sistema mostrerà un messaggio di errore;</text:span></text:span></text:p>
                </text:list-item>
              </text:list>
            </text:list-item>
            <text:list-item>
              <text:p text:style-name="P46"><text:span text:style-name="Car._20_predefinito_20_paragrafo"><text:span text:style-name="T45">Performance:</text:span></text:span></text:p>
              <text:list>
                <text:list-item>
                  <text:p text:style-name="P46"><text:span text:style-name="Car._20_predefinito_20_paragrafo"><text:span text:style-name="T35">Il tempo di risposta, una volta interrogato il sistema, deve essere al massimo 10 secondi;</text:span></text:span></text:p>
                </text:list-item>
                <text:list-item>
                  <text:p text:style-name="P46"><text:span text:style-name="Car._20_predefinito_20_paragrafo"><text:span text:style-name="T35">Il sistema deve essere in grado di gestire fino a 25 richieste simultanee;</text:span></text:span></text:p>
                </text:list-item>
                <text:list-item>
                  <text:p text:style-name="P50">I servizi messi a disposizione per i conducenti sono sempre disponibili, mentre quello per le officine è disponibile dal lunedì al sabato dalle 6:00 alle 21:00 (CEST).</text:p>
                </text:list-item>
              </text:list>
            </text:list-item>
          </text:list>
        </text:list-item>
      </text:list>
      <text:p text:style-name="P55"/>
      <text:list xml:id="list90455224884798" text:continue-numbering="true" text:style-name="L3">
        <text:list-item>
          <text:list>
            <text:list-item>
              <text:p text:style-name="P47">Supportability:</text:p>
              <text:list>
                <text:list-item>
                  <text:p text:style-name="P46"><text:span text:style-name="Car._20_predefinito_20_paragrafo"><text:span text:style-name="T35">In caso di problemi e/o manutenzione, il sistema rimarrà inattivo per al massimo 5h.</text:span></text:span></text:p>
                </text:list-item>
                <text:list-item>
                  <text:p text:style-name="P46"><text:span text:style-name="Car._20_predefinito_20_paragrafo"><text:span text:style-name="T35">In caso di aggiunta di nuove funzionalità il sistema rimarrà inattivo solo per il tempo necessario all’aggiunta delle nuove funzionalità.</text:span></text:span></text:p>
                </text:list-item>
                <text:list-item>
                  <text:p text:style-name="P46"><text:span text:style-name="Car._20_predefinito_20_paragrafo"><text:span text:style-name="T37">In caso di migrazione su altro server, il sistema rimarrà inattivo per pochi istanti.</text:span></text:span></text:p>
                </text:list-item>
              </text:list>
            </text:list-item>
            <text:list-item>
              <text:p text:style-name="P46"><text:span text:style-name="Car._20_predefinito_20_paragrafo"><text:span text:style-name="T46">Implementation requirements</text:span></text:span></text:p>
              <text:list>
                <text:list-item>
                  <text:p text:style-name="P46"><text:span text:style-name="Car._20_predefinito_20_paragrafo"><text:span text:style-name="T37">Il sistema verrà implementato utilizzando il linguaggio di programmazione Java.La comunicazione tra server e client verrà gestita mediante l’utilizzo di Servlet. Altre tecnologie utilizzate sono pagine JSP.</text:span></text:span></text:p>
                </text:list-item>
                <text:list-item>
                  <text:p text:style-name="P46"><text:span text:style-name="Car._20_predefinito_20_paragrafo"><text:span text:style-name="T37">Per la base di dati verrà utilizzato il linguaggio SQL e il relativo DBMS sarà MySQL.</text:span></text:span></text:p>
                </text:list-item>
                <text:list-item>
                  <text:p text:style-name="P46"><text:span text:style-name="Car._20_predefinito_20_paragrafo"><text:span text:style-name="T37">Per lo sviluppo verranno utilizzati i seguenti strumenti -Eclipse IDE <text:line-break/>-MySQL workbench<text:line-break/>-Apache Tomcat</text:span></text:span></text:p>
                </text:list-item>
              </text:list>
            </text:list-item>
            <text:list-item>
              <text:p text:style-name="P46"><text:span text:style-name="Car._20_predefinito_20_paragrafo"><text:span text:style-name="T46">Packaging requirements</text:span></text:span></text:p>
              <text:list>
                <text:list-item>
                  <text:p text:style-name="P46"><text:span text:style-name="Car._20_predefinito_20_paragrafo"><text:span text:style-name="T37">L’unico tipo di setup necessario è quello del possesso da parte dell’utente di un web browser.</text:span></text:span></text:p>
                </text:list-item>
              </text:list>
            </text:list-item>
            <text:list-item>
              <text:p text:style-name="P47">Legal requirements:</text:p>
              <text:list>
                <text:list-item>
                  <text:p text:style-name="P51">Il servizio interrogato su un determinato veicolo non può fornire dati personali del proprietario a chi non è amministratore. Gli addetti alle officine potranno visionare i dati dei solo conducenti a cui hanno fatto personalmente la revisione</text:p>
                </text:list-item>
              </text:list>
            </text:list-item>
          </text:list>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byssinica SIL" svg:font-family="'Abyssinica SIL'" style:font-family-generic="system" style:font-pitch="variable"/>
    <style:font-face style:name="Chandas" svg:font-family="Chanda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e" style:family="paragraph">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fo:font-size="20pt" fo:font-weight="bold" style:font-size-asian="20pt" style:font-weight-asian="bold" style:font-size-complex="20pt"/>
    </style:style>
    <style:style style:name="WW_5f_CharLFO1LVL2" style:display-name="WW_CharLFO1LVL2" style:family="text">
      <style:text-properties fo:font-size="14pt" fo:font-weight="bold" style:font-size-asian="14pt" style:font-weight-asian="bold" style:font-size-complex="14pt"/>
    </style:style>
    <style:style style:name="WW_5f_CharLFO1LVL3" style:display-name="WW_CharLFO1LVL3" style:family="text">
      <style:text-properties fo:font-size="14pt" fo:font-weight="normal" style:font-size-asian="14pt" style:font-weight-asian="normal" style:font-size-complex="14pt"/>
    </style:style>
    <style:style style:name="WW_5f_CharLFO1LVL4" style:display-name="WW_CharLFO1LVL4" style:family="text">
      <style:text-properties fo:font-size="14pt" fo:font-weight="normal" style:font-size-asian="14pt" style:font-weight-asian="normal" style:font-size-complex="14pt"/>
    </style:style>
    <style:style style:name="Car._20_predefinito_20_paragrafo" style:display-name="Car. predefinito paragrafo"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7:26:57.881130854</meta:creation-date>
    <dc:date>2018-10-17T09:04:53.918743435</dc:date>
    <meta:editing-duration>PT1H51M14S</meta:editing-duration>
    <meta:editing-cycles>65</meta:editing-cycles>
    <meta:generator>LibreOffice/5.1.6.2$Linux_X86_64 LibreOffice_project/10m0$Build-2</meta:generator>
    <meta:document-statistic meta:table-count="2" meta:image-count="0" meta:object-count="0" meta:page-count="10" meta:paragraph-count="145" meta:word-count="2149" meta:character-count="15471" meta:non-whitespace-character-count="13330"/>
  </office:meta>
</office:document-meta>
</file>